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5.469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2bd22b" draw:fill="none" draw:textarea-vertical-align="middle"/>
    </style:style>
    <style:style style:name="gr5" style:family="graphic" style:parent-style-name="objectwithoutfill">
      <style:graphic-properties svg:stroke-color="#2bd22b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969cm" svg:height="1.778cm" svg:x="10.033cm" svg:y="2.286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69cm" svg:height="1.778cm" svg:x="4.064cm" svg:y="5.334cm">
          <text:p text:style-name="P1">Admin View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69cm" svg:height="1.778cm" svg:x="15.748cm" svg:y="5.588cm">
          <text:p text:style-name="P1">User View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69cm" svg:height="1.778cm" svg:x="2.413cm" svg:y="2.286cm">
          <text:p text:style-name="P1">Regist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69cm" svg:height="1.778cm" svg:x="2.413cm" svg:y="8.763cm">
          <text:p text:style-name="P1">User Managemen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69cm" svg:height="1.778cm" svg:x="2.413cm" svg:y="12.573cm">
          <text:p text:style-name="P1">Add User(s) / </text:p>
          <text:p text:style-name="P1">Accept User(s)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397cm" svg:y1="3.048cm" svg:x2="1.397cm" svg:y2="13.335cm">
          <text:p/>
        </draw:line>
        <draw:line draw:style-name="gr2" draw:text-style-name="P3" draw:layer="layout" svg:x1="1.397cm" svg:y1="3.048cm" svg:x2="2.413cm" svg:y2="3.048cm">
          <text:p/>
        </draw:line>
        <draw:line draw:style-name="gr2" draw:text-style-name="P3" draw:layer="layout" svg:x1="12.954cm" svg:y1="4.064cm" svg:x2="12.954cm" svg:y2="6.096cm">
          <text:p/>
        </draw:line>
        <draw:line draw:style-name="gr3" draw:text-style-name="P3" draw:layer="layout" svg:x1="12.954cm" svg:y1="6.096cm" svg:x2="16.002cm" svg:y2="6.096cm">
          <text:p/>
        </draw:line>
        <draw:line draw:style-name="gr3" draw:text-style-name="P3" draw:layer="layout" svg:x1="12.954cm" svg:y1="6.096cm" svg:x2="10.033cm" svg:y2="6.096cm">
          <text:p/>
        </draw:line>
        <draw:line draw:style-name="gr3" draw:text-style-name="P3" draw:layer="layout" svg:x1="10.033cm" svg:y1="3.048cm" svg:x2="8.382cm" svg:y2="3.048cm">
          <text:p/>
        </draw:line>
        <draw:line draw:style-name="gr3" draw:text-style-name="P3" draw:layer="layout" svg:x1="1.397cm" svg:y1="13.335cm" svg:x2="2.413cm" svg:y2="13.335cm">
          <text:p/>
        </draw:line>
        <draw:line draw:style-name="gr3" draw:text-style-name="P3" draw:layer="layout" svg:x1="6.985cm" svg:y1="7.112cm" svg:x2="5.207cm" svg:y2="8.763cm">
          <text:p/>
        </draw:line>
        <draw:line draw:style-name="gr3" draw:text-style-name="P3" draw:layer="layout" svg:x1="5.207cm" svg:y1="10.541cm" svg:x2="5.207cm" svg:y2="12.573cm">
          <text:p/>
        </draw:line>
        <draw:custom-shape draw:style-name="gr1" draw:text-style-name="P2" draw:layer="layout" svg:width="5.969cm" svg:height="1.778cm" svg:x="2.413cm" svg:y="14.732cm">
          <text:p text:style-name="P1">Assign / Modify</text:p>
          <text:p text:style-name="P1">Workout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69cm" svg:height="1.778cm" svg:x="2.413cm" svg:y="16.891cm">
          <text:p text:style-name="P1">Report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906cm" svg:y1="7.112cm" svg:x2="9.779cm" svg:y2="17.653cm">
          <text:p/>
        </draw:line>
        <draw:line draw:style-name="gr3" draw:text-style-name="P3" draw:layer="layout" svg:x1="9.906cm" svg:y1="13.462cm" svg:x2="8.382cm" svg:y2="13.462cm">
          <text:p/>
        </draw:line>
        <draw:line draw:style-name="gr3" draw:text-style-name="P3" draw:layer="layout" svg:x1="9.779cm" svg:y1="15.494cm" svg:x2="8.382cm" svg:y2="15.494cm">
          <text:p/>
        </draw:line>
        <draw:line draw:style-name="gr3" draw:text-style-name="P3" draw:layer="layout" svg:x1="9.779cm" svg:y1="17.653cm" svg:x2="8.382cm" svg:y2="17.653cm">
          <text:p/>
        </draw:line>
        <draw:custom-shape draw:style-name="gr1" draw:text-style-name="P2" draw:layer="layout" svg:width="5.969cm" svg:height="1.778cm" svg:x="12.192cm" svg:y="9.398cm">
          <text:p text:style-name="P1">My Workout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69cm" svg:height="1.778cm" svg:x="12.192cm" svg:y="12.446cm">
          <text:p text:style-name="P1">Log Workout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69cm" svg:height="1.778cm" svg:x="18.923cm" svg:y="9.398cm">
          <text:p text:style-name="P1">All Workout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69cm" svg:height="1.778cm" svg:x="18.923cm" svg:y="12.446cm">
          <text:p text:style-name="P1">My Progress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0.574cm" svg:y1="7.366cm" svg:x2="20.574cm" svg:y2="9.398cm">
          <text:p/>
        </draw:line>
        <draw:line draw:style-name="gr3" draw:text-style-name="P3" draw:layer="layout" svg:x1="18.923cm" svg:y1="10.287cm" svg:x2="18.161cm" svg:y2="10.287cm">
          <text:p/>
        </draw:line>
        <draw:line draw:style-name="gr3" draw:text-style-name="P3" draw:layer="layout" svg:x1="15.24cm" svg:y1="11.176cm" svg:x2="15.24cm" svg:y2="12.446cm">
          <text:p/>
        </draw:line>
        <draw:line draw:style-name="gr2" draw:text-style-name="P3" draw:layer="layout" svg:x1="26.289cm" svg:y1="13.462cm" svg:x2="26.289cm" svg:y2="6.477cm">
          <text:p/>
        </draw:line>
        <draw:line draw:style-name="gr2" draw:text-style-name="P3" draw:layer="layout" svg:x1="26.289cm" svg:y1="6.477cm" svg:x2="21.717cm" svg:y2="6.477cm">
          <text:p/>
        </draw:line>
        <draw:line draw:style-name="gr3" draw:text-style-name="P3" draw:layer="layout" svg:x1="26.289cm" svg:y1="13.462cm" svg:x2="24.892cm" svg:y2="13.462cm">
          <text:p/>
        </draw:line>
        <draw:line draw:style-name="gr4" draw:text-style-name="P3" draw:layer="layout" svg:x1="8.382cm" svg:y1="16.002cm" svg:x2="10.795cm" svg:y2="16.002cm">
          <text:p/>
        </draw:line>
        <draw:line draw:style-name="gr4" draw:text-style-name="P3" draw:layer="layout" svg:x1="10.795cm" svg:y1="16.002cm" svg:x2="10.795cm" svg:y2="10.414cm">
          <text:p/>
        </draw:line>
        <draw:line draw:style-name="gr5" draw:text-style-name="P3" draw:layer="layout" svg:x1="10.795cm" svg:y1="10.414cm" svg:x2="12.192cm" svg:y2="10.4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8cm" fo:margin-bottom="0.508cm" fo:margin-left="0.508cm" fo:margin-right="0.508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4T10:24:46.100000000</meta:creation-date>
    <dc:date>2017-10-04T10:49:08.857000000</dc:date>
    <meta:editing-duration>PT3M58S</meta:editing-duration>
    <meta:editing-cycles>1</meta:editing-cycles>
    <meta:document-statistic meta:object-count="34"/>
    <meta:generator>LibreOffice/5.3.2.2$Windows_x86 LibreOffice_project/6cd4f1ef626f15116896b1d8e1398b56da0d0ee1</meta:generator>
  </office:meta>
</office:document-meta>
</file>